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color="#ff4363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  </text:p>
      <text:h text:style-name="Heading_20_1" text:outline-level="1">3  Тестовые фреймворки </text:h>
      <text:h text:style-name="Heading_20_2" text:outline-level="2">3.1 Лирическое отступление про Git </text:h>
      <text:p text:style-name="Standard"/>
      <text:p text:style-name="Standard"/>
      <text:section text:style-name="Sect1" text:name="ember28901">
        <text:section text:style-name="Sect1" text:name="ember28902">
          <text:h text:style-name="Heading_20_3" text:outline-level="3">Содержание урока</text:h>
          <text:list xml:id="list4255273604" text:style-name="L1">
            <text:list-item>
              <text:p text:style-name="P3"><text:a xlink:type="simple" xlink:href="https://stepik.org/lesson/187065/step/2" text:style-name="Internet_20_link" text:visited-style-name="Visited_20_Internet_20_Link">Немного про Git и почему это важно</text:a> </text:p>
            </text:list-item>
            <text:list-item>
              <text:p text:style-name="P3"><text:a xlink:type="simple" xlink:href="https://stepik.org/lesson/187065/step/3" text:style-name="Internet_20_link" text:visited-style-name="Visited_20_Internet_20_Link">Соцопрос</text:a> </text:p>
            </text:list-item>
            <text:list-item>
              <text:p text:style-name="P3"><text:a xlink:type="simple" xlink:href="https://stepik.org/lesson/187065/step/4" text:style-name="Internet_20_link" text:visited-style-name="Visited_20_Internet_20_Link">Первые шаги: создаем аккаунт и свой первый репозиторий</text:a> </text:p>
            </text:list-item>
            <text:list-item>
              <text:p text:style-name="P3"><text:a xlink:type="simple" xlink:href="https://stepik.org/lesson/187065/step/5" text:style-name="Internet_20_link" text:visited-style-name="Visited_20_Internet_20_Link">Клонируем репозиторий</text:a> </text:p>
            </text:list-item>
            <text:list-item>
              <text:p text:style-name="P3"><text:a xlink:type="simple" xlink:href="https://stepik.org/lesson/187065/step/6" text:style-name="Internet_20_link" text:visited-style-name="Visited_20_Internet_20_Link">Мануал и полезные команды</text:a> </text:p>
            </text:list-item>
            <text:list-item>
              <text:p text:style-name="P3"><text:a xlink:type="simple" xlink:href="https://stepik.org/lesson/187065/step/7" text:style-name="Internet_20_link" text:visited-style-name="Visited_20_Internet_20_Link">Первый коммит</text:a> </text:p>
            </text:list-item>
            <text:list-item>
              <text:p text:style-name="P3"><text:a xlink:type="simple" xlink:href="https://stepik.org/lesson/187065/step/8" text:style-name="Internet_20_link" text:visited-style-name="Visited_20_Internet_20_Link">Добавление изменений на сервер (push)</text:a> </text:p>
            </text:list-item>
            <text:list-item>
              <text:p text:style-name="P3"><text:a xlink:type="simple" xlink:href="https://stepik.org/lesson/187065/step/9" text:style-name="Internet_20_link" text:visited-style-name="Visited_20_Internet_20_Link">Задание: команды Git</text:a> </text:p>
            </text:list-item>
            <text:list-item>
              <text:p text:style-name="P3"><text:a xlink:type="simple" xlink:href="https://stepik.org/lesson/187065/step/10" text:style-name="Internet_20_link" text:visited-style-name="Visited_20_Internet_20_Link">Добавьте в репозиторий задачи из предыдущего модуля</text:a> </text:p>
            </text:list-item>
            <text:list-item>
              <text:p text:style-name="P3"><text:a xlink:type="simple" xlink:href="https://stepik.org/lesson/187065/step/11" text:style-name="Internet_20_link" text:visited-style-name="Visited_20_Internet_20_Link">Задание: проверьте решения других учащихся</text:a> </text:p>
            </text:list-item>
            <text:list-item>
              <text:p text:style-name="P1"><text:a xlink:type="simple" xlink:href="https://stepik.org/lesson/187065/step/12" text:style-name="Internet_20_link" text:visited-style-name="Visited_20_Internet_20_Link">Полезные ссылки</text:a> </text:p>
            </text:list-item>
          </text:list>
        </text:section>
      </text:section>
      <text:p text:style-name="Standard"/>
      <text:section text:style-name="Sect1" text:name="ember29203">
        <text:section text:style-name="Sect1" text:name="ember29204">
          <text:h text:style-name="Heading_20_2" text:outline-level="2">Немного про Git и почему это важно</text:h>
          <text:p text:style-name="P2">(Если вы свободно работаете с Git, можете пропустить теорию, решить задачки и получить свои баллы. Всем остальным читать внимательно!)</text:p>
          <text:p text:style-name="Text_20_body">Представьте, что вы долго работали над проектом с вашим кодом, но в день перед дедлайном ваш жесткий диск решил сгореть.</text:p>
          <text:p text:style-name="Text_20_body">Или вы сделали необратимое изменение, и весь ваш код перестал работать, хотя вот вчера же все было хорошо. Что делать?</text:p>
          <text:p text:style-name="Text_20_body">Или вам нужно работать совместно над проектом с несколькими людьми. Как синхронизировать действия?</text:p>
          <text:p text:style-name="Text_20_body">Для решения всех этих проблем люди придумали системы контроля версий. Git — одна из наиболее популярных, и де-факто стандарт в современном мире IT практически для всех, кто пишет код.</text:p>
          <text:p text:style-name="Text_20_body">Git позволяет сохранять изменения в файлах с кодом локально и хранить полную копию кода на удаленном сервере — например, github.com. Репозиторий с вашим проектом полезно иметь для себя: чтобы иметь доступ к коду с разных компьютеров, показывать его другим людям и работать над кодом совместно, а еще это отличное дополнение к резюме — оно покажет ваши навыки на практике.</text:p>
          <text:p text:style-name="Text_20_body"><text:soft-page-break/>По завершении этого курса у вас будет репозиторий с решениями задач по основным темам, которые мы охватим, и небольшой финальный проект со структурой из нескольких файлов, приближенный к тому, что бывает в проектах по автоматизации тестирования в реальной жизни.</text:p>
          <text:p text:style-name="Text_20_body">Стоит сказать, что полноценное изучение всех-всех команд выходит за рамки данного курса, однако умение работать с системами контроля версий — важный навык для тестировщика, а для автоматизатора — жизненно важный! В данном уроке мы рассмотрим только основные команды, которые будут нужны для работы с этим курсом.</text:p>
          <text:p text:style-name="Text_20_body">Подробнее предлагаем вам почитать самостоятельно — вам это обязательно пригодится.</text:p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8:13:47.413878929</meta:creation-date>
    <meta:generator>LibreOffice/6.4.7.2$Linux_X86_64 LibreOffice_project/40$Build-2</meta:generator>
    <dc:date>2022-03-19T19:36:12.826609558</dc:date>
    <meta:editing-duration>PT1M37S</meta:editing-duration>
    <meta:editing-cycles>1</meta:editing-cycles>
    <meta:document-statistic meta:table-count="0" meta:image-count="0" meta:object-count="0" meta:page-count="2" meta:paragraph-count="25" meta:word-count="323" meta:character-count="2132" meta:non-whitespace-character-count="1822"/>
  </office:meta>
</office:document-meta>
</file>